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0.368cm" table:align="left"/>
    </style:style>
    <style:style style:name="Table1.A" style:family="table-column">
      <style:table-column-properties style:column-width="16.953cm"/>
    </style:style>
    <style:style style:name="Table1.B" style:family="table-column">
      <style:table-column-properties style:column-width="3.41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536cm" table:align="left"/>
    </style:style>
    <style:style style:name="Table2.A" style:family="table-column">
      <style:table-column-properties style:column-width="15.808cm"/>
    </style:style>
    <style:style style:name="Table2.B" style:family="table-column">
      <style:table-column-properties style:column-width="0.728cm"/>
    </style:style>
    <style:style style:name="Table2.A1" style:family="table-cell">
      <style:table-cell-properties style:vertical-align="middle" fo:padding="0.049cm" fo:border="none"/>
    </style:style>
    <style:style style:name="Table2.B4" style:family="table-cell">
      <style:table-cell-properties fo:padding="0.049cm" fo:border="none"/>
    </style:style>
    <style:style style:name="Table3" style:family="table">
      <style:table-properties style:width="20.638cm" table:align="left"/>
    </style:style>
    <style:style style:name="Table3.A" style:family="table-column">
      <style:table-column-properties style:column-width="20.638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33.272cm" table:align="left"/>
    </style:style>
    <style:style style:name="Table4.A" style:family="table-column">
      <style:table-column-properties style:column-width="33.272cm"/>
    </style:style>
    <style:style style:name="Table4.A1" style:family="table-cell">
      <style:table-cell-properties style:vertical-align="middle"/>
    </style:style>
    <style:style style:name="Table5" style:family="table">
      <style:table-properties style:width="33.219cm" table:align="left"/>
    </style:style>
    <style:style style:name="Table5.A" style:family="table-column">
      <style:table-column-properties style:column-width="33.219cm"/>
    </style:style>
    <style:style style:name="Table6" style:family="table">
      <style:table-properties style:width="33.166cm" table:align="left"/>
    </style:style>
    <style:style style:name="Table6.A" style:family="table-column">
      <style:table-column-properties style:column-width="16.563cm"/>
    </style:style>
    <style:style style:name="Table6.B" style:family="table-column">
      <style:table-column-properties style:column-width="16.536cm"/>
    </style:style>
    <style:style style:name="Table6.C" style:family="table-column">
      <style:table-column-properties style:column-width="0.067cm"/>
    </style:style>
    <style:style style:name="Table6.A1" style:family="table-cell">
      <style:table-cell-properties style:vertical-align="middle"/>
    </style:style>
    <style:style style:name="Table6.2" style:family="table-row">
      <style:table-row-properties style:min-row-height="2.196cm"/>
    </style:style>
    <style:style style:name="Table6.B2" style:family="table-cell">
      <style:table-cell-properties fo:background-color="#ffffff" fo:padding="0cm" fo:border="none">
        <style:background-image/>
      </style:table-cell-properties>
    </style:style>
    <style:style style:name="Table7" style:family="table">
      <style:table-properties style:width="16.536cm" table:align="center"/>
    </style:style>
    <style:style style:name="Table7.A" style:family="table-column">
      <style:table-column-properties style:column-width="16.536cm"/>
    </style:style>
    <style:style style:name="Table7.A1" style:family="table-cell">
      <style:table-cell-properties style:vertical-align="middle" fo:background-color="#c5daf1" fo:padding="0.106cm" fo:border="0.05pt solid #00598d">
        <style:background-image/>
      </style:table-cell-properties>
    </style:style>
    <style:style style:name="Table7.A2" style:family="table-cell">
      <style:table-cell-properties style:vertical-align="middle" fo:padding="0.132cm" fo:border="none"/>
    </style:style>
    <style:style style:name="Table7.A3" style:family="table-cell">
      <style:table-cell-properties style:vertical-align="middle" fo:padding="0.132cm" fo:border="none"/>
    </style:style>
    <style:style style:name="Table8" style:family="table">
      <style:table-properties style:width="15.61cm" table:align="left"/>
    </style:style>
    <style:style style:name="Table8.A" style:family="table-column">
      <style:table-column-properties style:column-width="15.61cm"/>
    </style:style>
    <style:style style:name="Table8.A1" style:family="table-cell">
      <style:table-cell-properties style:vertical-align="middle" fo:padding="0.053cm" fo:border="none"/>
    </style:style>
    <style:style style:name="Table9" style:family="table">
      <style:table-properties style:width="16.536cm" table:align="center"/>
    </style:style>
    <style:style style:name="Table9.A" style:family="table-column">
      <style:table-column-properties style:column-width="16.536cm"/>
    </style:style>
    <style:style style:name="Table9.A1" style:family="table-cell">
      <style:table-cell-properties style:vertical-align="middle" fo:padding="0.132cm" fo:border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66" style:font-name="Arial1" fo:font-size="12pt" fo:letter-spacing="normal" fo:font-style="normal" fo:font-weight="bold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  <style:text-properties officeooo:paragraph-rsid="0001d266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margin-top="0cm" fo:margin-bottom="0.499cm" style:contextual-spacing="false"/>
    </style:style>
    <style:style style:name="P8" style:family="paragraph" style:parent-style-name="Table_20_Contents">
      <style:paragraph-properties fo:margin-top="0cm" fo:margin-bottom="0.499cm" style:contextual-spacing="false"/>
      <style:text-properties style:font-name="Arial1" fo:font-size="8pt"/>
    </style:style>
    <style:style style:name="P9" style:family="paragraph" style:parent-style-name="Table_20_Contents">
      <style:text-properties fo:color="#000000"/>
    </style:style>
    <style:style style:name="P10" style:family="paragraph" style:parent-style-name="Table_20_Contents">
      <style:paragraph-properties fo:text-align="start" style:justify-single-word="false"/>
      <style:text-properties fo:color="#000000" fo:font-weight="bold"/>
    </style:style>
    <style:style style:name="P11" style:family="paragraph" style:parent-style-name="Table_20_Contents">
      <style:paragraph-properties fo:text-align="start" style:justify-single-word="false"/>
      <style:text-properties fo:color="#000000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2pt" style:font-size-asian="2pt" style:font-size-complex="2pt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margin-top="0cm" fo:margin-bottom="0.499cm" style:contextual-spacing="false" fo:text-align="start" style:justify-single-word="false"/>
      <style:text-properties fo:color="#000000"/>
    </style:style>
    <style:style style:name="P16" style:family="paragraph" style:parent-style-name="Table_20_Contents">
      <style:paragraph-properties fo:margin-top="0cm" fo:margin-bottom="0.499cm" style:contextual-spacing="false" fo:text-align="start" style:justify-single-word="false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  <style:text-properties fo:font-size="8pt"/>
    </style:style>
    <style:style style:name="T1" style:family="text">
      <style:text-properties fo:font-variant="normal" fo:text-transform="none" fo:color="#000066" fo:letter-spacing="normal"/>
    </style:style>
    <style:style style:name="T2" style:family="text">
      <style:text-properties fo:font-variant="normal" fo:text-transform="none" fo:color="#000066" style:font-name="Arial1" fo:font-size="10pt" fo:letter-spacing="normal" fo:font-style="normal" style:text-underline-style="solid" style:text-underline-width="auto" style:text-underline-color="font-color" fo:font-weight="bold"/>
    </style:style>
    <style:style style:name="T3" style:family="text">
      <style:text-properties fo:font-variant="normal" fo:text-transform="none" fo:color="#000066" style:font-name="Arial1" fo:font-size="10pt" fo:letter-spacing="normal" fo:font-style="normal" fo:font-weight="normal"/>
    </style:style>
    <style:style style:name="T4" style:family="text">
      <style:text-properties fo:font-variant="normal" fo:text-transform="none" fo:color="#000066" style:font-name="Arial1" fo:font-size="10pt" fo:letter-spacing="normal" fo:font-style="normal" fo:font-weight="bold"/>
    </style:style>
    <style:style style:name="T5" style:family="text">
      <style:text-properties fo:font-variant="normal" fo:text-transform="none" fo:color="#000066" style:font-name="Arial1" fo:font-size="8pt" fo:letter-spacing="normal" fo:font-style="normal" fo:font-weight="normal"/>
    </style:style>
    <style:style style:name="T6" style:family="text">
      <style:text-properties fo:font-variant="normal" fo:text-transform="none" fo:color="#000066" style:font-name="Arial1" fo:font-size="8pt" fo:letter-spacing="normal" fo:font-style="normal" fo:font-weight="bold"/>
    </style:style>
    <style:style style:name="T7" style:family="text">
      <style:text-properties fo:font-variant="normal" fo:text-transform="none" fo:color="#000066" style:font-name="Verdana" fo:font-size="7.5pt" fo:letter-spacing="normal" fo:font-style="normal" fo:font-weight="normal"/>
    </style:style>
    <style:style style:name="T8" style:family="text">
      <style:text-properties fo:font-variant="normal" fo:text-transform="none" style:font-name="Arial1" fo:font-size="8pt" fo:letter-spacing="normal" fo:font-style="normal" fo:font-weight="normal"/>
    </style:style>
    <style:style style:name="T9" style:family="text">
      <style:text-properties style:font-name="Arial1" fo:font-size="8pt"/>
    </style:style>
    <style:style style:name="T10" style:family="text">
      <style:text-properties style:font-name="Arial1" fo:font-size="8pt" fo:font-weight="bold"/>
    </style:style>
    <style:style style:name="T11" style:family="text">
      <style:text-properties style:font-name="Arial1" fo:font-size="8pt" style:text-underline-style="solid" style:text-underline-width="auto" style:text-underline-color="font-color"/>
    </style:style>
    <style:style style:name="T12" style:family="text">
      <style:text-properties fo:font-weight="bold"/>
    </style:style>
    <style:style style:name="T13" style:family="text">
      <style:text-properties fo:color="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2f7f7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dadosEmissaoTermoForm" form:apply-filter="true" form:method="post" form:control-implementation="ooo:com.sun.star.form.component.Form" office:target-frame="" xlink:href="http://efomento.cnpq.br/efomento/contrato/emitirTermo.do" xlink:type="simple">
          <form:properties>
            <form:property form:property-name="PropertyChangeNotificationEnabled" office:value-type="boolean" office:boolean-value="true"/>
          </form:properties>
          <form:radio form:name="acordo" form:control-implementation="ooo:com.sun.star.form.component.RadioButton" xml:id="control1" form:id="control1" form:value="sim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acordo" form:control-implementation="ooo:com.sun.star.form.component.RadioButton" xml:id="control2" form:id="control2" form:value="nao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button form:name="Push Button 1" form:control-implementation="ooo:com.sun.star.form.component.CommandButton" xml:id="control3" form:id="control3" form:label="Enviar para o CNPq" office:target-frame="" xlink:href="" form:image-data="" form:delay-for-repeat="PT0.05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Push Button 2" form:control-implementation="ooo:com.sun.star.form.component.CommandButton" xml:id="control4" form:id="control4" form:label="Cancelar" office:target-frame="" xlink:href="" form:image-data="" form:delay-for-repeat="PT0.05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graphics1" text:anchor-type="as-char" svg:width="16.801cm" svg:height="2.117cm" draw:z-index="3"><draw:image xlink:href="http://estatico.cnpq.br/img/fomento/logo-cnpq_marca_gov.jpg" xlink:type="simple" xlink:show="embed" xlink:actuate="onLoad"/></draw:frame></text:p>
            <text:p text:style-name="P4"><draw:frame draw:style-name="fr1" draw:name="graphics2" text:anchor-type="as-char" svg:width="2.619cm" svg:height="0.529cm" draw:z-index="4"><draw:image xlink:href="http://dgp.cnpq.br/codigobarras/sbarras?c=048141676969194" xlink:type="simple" xlink:show="embed" xlink:actuate="onLoad"/></draw:frame><text:line-break/>048141676969194</text:p>
          </table:table-cell>
          <table:table-cell table:style-name="Table1.A1" office:value-type="string">
            <text:p text:style-name="P3"/>
          </table:table-cell>
        </table:table-row>
      </table:table>
      <text:p text:style-name="P2">TERMO DE ACEITAÇÃO DE INDICAÇÃO DE BOLSISTA<text:line-break/>INICIAÇÃO CIENTÍFICA - IC<text:line-break/>Programa Institucional de Bolsas de Iniciação Científica/PIBIC</text:p>
      <text:p text:style-name="P1"><text:line-break/><text:span text:style-name="T1"> </text:span><text:line-break/><text:span text:style-name="T1">  </text:span><text:span text:style-name="T2">PROJETO: </text:span><text:line-break/><text:span text:style-name="T8">800429/2012-5 - Desenvolvimento de software embarcado para decodificaçao de áudio AAC </text:span><text:line-break/><text:span text:style-name="T1"> </text:span><text:line-break/><text:span text:style-name="T1">  </text:span><text:span text:style-name="T2">COORDENADOR: </text:span><text:line-break/><text:span text:style-name="T5">Heloisa Maria Moreira Lima de Almeida Salles <text:line-break/>CPF: 15018075104 </text:span><text:line-break/><text:span text:style-name="T1"> </text:span><text:line-break/><text:span text:style-name="T1">  </text:span><text:span text:style-name="T2">ORIENTADOR: </text:span><text:line-break/><text:span text:style-name="T5">Ricardo Pezzuol Jacobi <text:line-break/>CPF: 28930509053 </text:span><text:line-break/><text:span text:style-name="T1"> </text:span><text:line-break/><text:span text:style-name="T3"><text:line-break/>        Eu, </text:span><text:span text:style-name="T4">Eduardo Furtado Sá Corrêa</text:span><text:span text:style-name="T3">, CPF número </text:span><text:span text:style-name="T4">04139991909</text:span><text:span text:style-name="T3">, declaro conhecer e atender integralmente às exigências do edital/chamada </text:span><text:span text:style-name="T4">PIBIC 2012/2013</text:span><text:span text:style-name="T3"> e às normas específicas do CNPq que regem a concessão da bolsa especificada abaixo: <text:line-break/> <text:line-break/> </text:span></text:p>
      <text:p text:style-name="P1"><text:span text:style-name="T2">BOLSA: </text:span><text:span text:style-name="T7"><text:line-break/></text:span><text:span text:style-name="T6">Processo: </text:span><text:span text:style-name="T5">102416/2013-3 <text:line-break/></text:span><text:span text:style-name="T6">Modalidade - Categoria: </text:span><text:span text:style-name="T5">Iniciação Científica - IC - <text:line-break/></text:span><text:span text:style-name="T6">Vigência: </text:span><text:span text:style-name="T5">De 01/02/2013 a 31/07/2013 <text:line-break/></text:span><text:span text:style-name="T6">Valor mensal da bolsa: </text:span><text:span text:style-name="T5">R$ 400,00 </text:span><text:line-break/><text:span text:style-name="T1"> </text:span><text:line-break/><text:span text:style-name="T1">        </text:span><text:span text:style-name="T3">Declaro ainda que me comprometo a cumpri-las, não podendo, em nenhuma hipótese, delas alegar desconhecimento.<text:line-break/></text:span><text:line-break/><text:span text:style-name="T1"> </text:span><text:line-break/><text:span text:style-name="T2">DATA:</text:span><text:span text:style-name="T3"> </text:span><text:line-break/><text:span text:style-name="T5">05 de Fevereiro de 2013 </text:span><text:line-break/><text:span text:style-name="T1"> </text:span><text:line-break/><text:span text:style-name="T2">ACEITE:</text:span><text:span text:style-name="T4"><text:line-break/></text:span><text:line-break/><text:span text:style-name="T1">        </text:span><text:span text:style-name="T5">Ao enviá-lo ao CNPq, o BENEFICIÁRIO declara que leu e aceitou integralmente os termos deste documento. </text:span><text:span text:style-name="T3"><text:line-break/> <text:line-break/></text:span><text:span text:style-name="T2">BENEFICIÁRIO:</text:span><text:span text:style-name="T4"><text:line-break/></text:span><text:line-break/><text:span text:style-name="T5">Eduardo Furtado Sá Corrêa <text:line-break/>CPF: 04139991909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<text:span text:style-name="Strong_20_Emphasis"><text:span text:style-name="T11">DECLARAÇÃO</text:span>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5"><draw:control text:anchor-type="as-char" draw:z-index="0" draw:style-name="gr1" draw:text-style-name="P17" svg:width="0.345cm" svg:height="0.345cm" draw:control="control1"/> <text:span text:style-name="T9">Aceito                      </text:span><text:span text:style-name="T9"><draw:control text:anchor-type="as-char" draw:z-index="1" draw:style-name="gr1" draw:text-style-name="P17" svg:width="0.345cm" svg:height="0.345cm" draw:control="control2"/></text:span><text:span text:style-name="T9"> Não Aceito 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"><text:span text:style-name="Strong_20_Emphasis"><text:span text:style-name="T10">INSTRUÇÕES :</text:span></text:span></text:p>
            <text:p text:style-name="P8">Antes da confirmação certifique-se de que os dados estão corretos e digite sua senha.</text:p>
            <text:p text:style-name="Table_20_Contents"/>
          </table:table-cell>
          <table:covered-table-cell/>
        </table:table-row>
        <table:table-row>
          <table:table-cell table:style-name="Table2.A1" office:value-type="string">
            <text:p text:style-name="Table_20_Contents"><draw:control text:anchor-type="as-char" draw:z-index="2" draw:style-name="gr2" draw:text-style-name="P18" svg:width="3.626cm" svg:height="0.847cm" draw:control="control3"/> <draw:control text:anchor-type="as-char" draw:z-index="5" draw:style-name="gr2" draw:text-style-name="P18" svg:width="1.985cm" svg:height="0.847cm" draw:control="control4"/></text:p>
          </table:table-cell>
          <table:table-cell table:style-name="Table2.B4" office:value-type="string">
            <text:p text:style-name="P6"/>
          </table:table-cell>
        </table:table-row>
      </table:table>
      <text:p text:style-name="Standard"/>
      <text:p text:style-name="Standard"/>
      <text:p text:style-name="Standard"><text:soft-page-break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9"><draw:frame draw:style-name="fr1" draw:name="graphics3" text:anchor-type="as-char" svg:width="20.638cm" svg:height="1.984cm" draw:z-index="6"><draw:image xlink:href="http://efomento.cnpq.br/efomento/images/titulo_cnpq.jpg" xlink:type="simple" xlink:show="embed" xlink:actuate="onLoad"/></draw:frame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able:table table:name="Table5" table:style-name="Table5">
              <table:table-column table:style-name="Table5.A"/>
              <table:table-row>
                <table:table-cell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column table:style-name="Table6.C"/>
                    <table:table-row>
                      <table:table-cell table:style-name="Table6.A1" office:value-type="string">
                        <text:p text:style-name="P6"/>
                      </table:table-cell>
                      <table:table-cell table:style-name="Table6.A1" office:value-type="string">
                        <text:p text:style-name="P6"/>
                      </table:table-cell>
                      <table:table-cell table:style-name="Table6.A1" office:value-type="string">
                        <text:p text:style-name="P6"/>
                      </table:table-cell>
                    </table:table-row>
                    <table:table-row table:style-name="Table6.2">
                      <table:table-cell office:value-type="string">
                        <table:table table:name="Table7" table:style-name="Table7">
                          <table:table-column table:style-name="Table7.A"/>
                          <table:table-row>
                            <table:table-cell table:style-name="Table7.A1" office:value-type="string">
                              <text:p text:style-name="P10">Comprovante do Documento de Contratacao</text:p>
                            </table:table-cell>
                          </table:table-row>
                          <table:table-row>
                            <table:table-cell table:style-name="Table7.A3" office:value-type="string">
                              <text:p text:style-name="Table_20_Contents"/>
                              <table:table table:name="Table8" table:style-name="Table8">
                                <table:table-column table:style-name="Table8.A"/>
                                <table:table-row>
                                  <table:table-cell table:style-name="Table8.A1" office:value-type="string">
                                    <text:p text:style-name="P15"><text:line-break/><text:span text:style-name="T12">Beneficiário:</text:span> <text:line-break/>Eduardo Furtado Sá Corrêa<text:line-break/><text:line-break/>cpf:04139991909<text:line-break/><text:line-break/>Processo: 102416/2013-3</text:p>
                                    <text:p text:style-name="P15">Termo de indicação registrado eletronicamente por meio da internet junto ao CNPq, pelo agente receptor 10.0.2.19(srv255.cnpq.br), mediante uso de senha pessoal do Beneficiário em 05/02/2013 11:06:26, originário do número IP 164.41.4.26</text:p>
                                    <text:p text:style-name="P11">Número de controle: 3760266637602666:4158124049-2282984709</text:p>
                                  </table:table-cell>
                                </table:table-row>
                              </table:table>
                            </table:table-cell>
                          </table:table-row>
                          <table:table-row>
                            <table:table-cell table:style-name="Table7.A3" office:value-type="string">
                              <text:p text:style-name="P15">O número de acesso para o termo emitido é: 5048141676969194</text:p>
                              <text:p text:style-name="P16"><text:span text:style-name="T13">Este documento será assinado digitalmente por um representante legal do CNPq e a versão digital assinada estará disponível para verificação de autenticidade no site do CNPq através do endereço</text:span><text:a xlink:type="simple" xlink:href="http://efomento.cnpq.br/efomento/termo?numeroAcesso=5048141676969194" office:target-frame-name="blank_" xlink:show="replace">http://efomento.cnpq.br/efomento/termo?numeroAcesso=5048141676969194</text:a></text:p>
                            </table:table-cell>
                          </table:table-row>
                        </table:table>
                        <text:p text:style-name="Table_20_Contents"/>
                      </table:table-cell>
                      <table:table-cell table:style-name="Table6.B2" office:value-type="string">
                        <text:p text:style-name="P14"/>
                        <table:table table:name="Table9" table:style-name="Table9">
                          <table:table-column table:style-name="Table9.A"/>
                          <table:table-row>
                            <table:table-cell table:style-name="Table9.A1" office:value-type="string">
                              <text:p text:style-name="P12"/>
                            </table:table-cell>
                          </table:table-row>
                        </table:table>
                      </table:table-cell>
                      <table:table-cell office:value-type="string">
                        <text:p text:style-name="P6"/>
                      </table:table-cell>
                    </table:table-row>
                    <table:table-row>
                      <table:table-cell table:style-name="Table6.A1" office:value-type="string">
                        <text:p text:style-name="P6"/>
                      </table:table-cell>
                      <table:table-cell table:style-name="Table6.A1" office:value-type="string">
                        <text:p text:style-name="P6"/>
                      </table:table-cell>
                      <table:table-cell table:style-name="Table6.A1" office:value-type="string">
                        <text:p text:style-name="P6"/>
                      </table:table-cell>
                    </table:table-row>
                  </table:table>
                  <text:p text:style-name="P6"/>
                </table:table-cell>
              </table:table-row>
            </table:table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7cm" fo:margin-bottom="1.709cm" fo:margin-left="0.741cm" fo:margin-right="0.74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5T11:01:32.97</meta:creation-date>
    <dc:date>2013-02-05T11:10:55.69</dc:date>
    <meta:editing-duration>P0D</meta:editing-duration>
    <meta:editing-cycles>2</meta:editing-cycles>
    <meta:generator>LibreOffice/3.6$Windows_x86 LibreOffice_project/2ef5aff-a6fb0ff-166bdff-cf087ad-0f1389</meta:generator>
    <meta:document-statistic meta:table-count="9" meta:image-count="3" meta:object-count="0" meta:page-count="2" meta:paragraph-count="17" meta:word-count="254" meta:character-count="2020" meta:non-whitespace-character-count="1670"/>
  </office:meta>
</office:document-meta>
</file>